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68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image_loader emtpy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46:49.140802227</dc:date>
    <meta:editing-duration>PT3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65" meta:non-whitespace-character-count="58"/>
  </office:meta>
</office:document-meta>
</file>